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99d79" officeooo:paragraph-rsid="00199d79"/>
    </style:style>
    <style:style style:name="P2" style:family="paragraph" style:parent-style-name="Standard">
      <style:text-properties officeooo:rsid="00199d79" officeooo:paragraph-rsid="001c0fff"/>
    </style:style>
    <style:style style:name="P3" style:family="paragraph" style:parent-style-name="Standard">
      <style:text-properties officeooo:paragraph-rsid="001a00c6"/>
    </style:style>
    <style:style style:name="P4" style:family="paragraph" style:parent-style-name="Standard">
      <style:text-properties officeooo:rsid="001a2771" officeooo:paragraph-rsid="001a2771"/>
    </style:style>
    <style:style style:name="P5" style:family="paragraph" style:parent-style-name="Standard">
      <style:text-properties officeooo:rsid="001c0fff" officeooo:paragraph-rsid="001d45b3"/>
    </style:style>
    <style:style style:name="T1" style:family="text">
      <style:text-properties officeooo:rsid="001a00c6"/>
    </style:style>
    <style:style style:name="T2" style:family="text">
      <style:text-properties officeooo:rsid="001d45b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ummary on Game Tress Searching by Min/Max Approximation by Ron Rivest , MIT. </text:p>
      <text:p text:style-name="P1"/>
      <text:p text:style-name="P1"/>
      <text:p text:style-name="P1">Papers’s goal : <text:s/>The paper attemts to formulate a method to approximate the min and max values at each node . The main focus of the paper is to choose “<text:span text:style-name="T1">expandable tip upon whose value the backed up value at the root most heavily depends on</text:span>”. <text:span text:style-name="T1">In other words it means, to choose a node that dramatically affects the board state given multiple choices from a given position . </text:span></text:p>
      <text:p text:style-name="P1"><text:tab/></text:p>
      <text:p text:style-name="P1"/>
      <text:p text:style-name="P1">Techiniques introduced:</text:p>
      <text:p text:style-name="P1"/>
      <text:p text:style-name="P3"><text:span text:style-name="T1">1. Generalized Mean Values <text:s/>- <text:s text:c="2"/>The techinique proposes to give an estimate of the minimum and maximum values at the node , it does so with the definition given in equation 1 in the paper . It further shows that choosing a higher value of p in the equation would give a better approzimation to maximium or minimum value on the node . <text:s/>However , it is computationally taxing to calcuate the the squares and roots of the number at each node , it also poposes since the generalized mean values are intended to approximate the min and max functions , this may not introduce much error if a static evaluator was used instead of the mean approach .</text:span></text:p>
      <text:p text:style-name="P3"/>
      <text:p text:style-name="P4">2 <text:s/>Penalty – based iterative search method : <text:s/>The method proposes to assign weight associated with each branch from the parent to the child and choosing the child with the least penalty . The penalty is defined as the cost <text:span text:style-name="T2">incurred </text:span>to reach the node from the <text:span text:style-name="T2">its </text:span>father . Where a constant penalty is added by increase in depth of the <text:s/>tree . It also states that this static factor in the penalty equation has some drastic changes in the results obtained . <text:s/>After associating a penalty to travel to any of the children the child with the lowest penalty is explored <text:span text:style-name="T2">further </text:span>. </text:p>
      <text:p text:style-name="P4"/>
      <text:p text:style-name="P4">3. Searching by min/max approximation – At the heart of the paper is this technique which employs the above two technique and <text:s/>an equation D(<text:span text:style-name="T2">s</text:span>,<text:span text:style-name="T2">x</text:span>) which provides a better approximation of the dependence of the tree node on the corrosponding child node . D(<text:span text:style-name="T2">s</text:span>,<text:span text:style-name="T2">x</text:span>) helps to choose which child node is to be explored <text:span text:style-name="T2">further </text:span>, it gives an estimation to which move ‘a’ in a set of offical moves in state ‘s’ could drastically have an effect on the game in favour <text:span text:style-name="T2">or against </text:span>the player <text:span text:style-name="T2">depending on the min or max node </text:span><text:s/>and lets us explore the game tree in that direction . </text:p>
      <text:p text:style-name="P1"/>
      <text:p text:style-name="P1">Results :</text:p>
      <text:p text:style-name="P1"/>
      <text:p text:style-name="P5">Games were played between alpha beta and min / max approximation . <text:s/>Considering time as a limiting factor solely , alpha beta seems to be superior than the min / max approximation . While , considering move- based resource limits min / max approximation outperforms alpha beta . It was also noted that the number of distinct positions considered by alpha-beta was approximately three times larger than the <text:s/>number of distinct positions considered by min / max when a time bound was in effect . <text:s/>While , in a move bound approach the number of distinct positions considered were approximately equal. The mini max search with alpha beta prunning called the move operator 3500 times while the min/max approximation called approximately 800 times. </text:p>
      <text:p text:style-name="P5"><text:tab/> <text:span text:style-name="T2">It was observed <text:s/>a lot of time was spends traversing back and forth between the root and leaves to expolre <text:s/>paths with the least penalty compared to the depth first approach which spends most time near the lives <text:s/>. <text:s/></text:span></text:p>
      <text:p text:style-name="P5"><text:span text:style-name="T2"><text:tab/>It <text:s/>was also observed that penalty based schemes spent some time evaluating non-optimal lines of play , while the time spent examining such lines of play decreases as the number of non-optimal moves in the line increases. </text:span></text:p>
      <text:p text:style-name="P2"><text:soft-page-break/></text:p>
      <text:p text:style-name="P1"/>
      <text:p text:style-name="P1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8T12:45:03.398918358</meta:creation-date>
    <dc:date>2017-06-18T14:00:05.237413094</dc:date>
    <meta:editing-duration>PT9M36S</meta:editing-duration>
    <meta:editing-cycles>1</meta:editing-cycles>
    <meta:document-statistic meta:table-count="0" meta:image-count="0" meta:object-count="0" meta:page-count="2" meta:paragraph-count="12" meta:word-count="612" meta:character-count="3451" meta:non-whitespace-character-count="2816"/>
    <meta:generator>LibreOffice/5.1.6.2$Linux_X86_64 LibreOffice_project/10m0$Build-2</meta:generator>
  </office:meta>
</office:document-meta>
</file>